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font-weight="bold" officeooo:rsid="0009f521" officeooo:paragraph-rsid="0009f521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font-weight="bold"/>
    </style:style>
    <style:style style:name="P5" style:family="paragraph" style:parent-style-name="Text_20_body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fo:font-weight="normal" officeooo:rsid="0009f521" officeooo:paragraph-rsid="0009f521" style:font-weight-asian="normal" style:font-weight-complex="normal"/>
    </style:style>
    <style:style style:name="T1" style:family="text">
      <style:text-properties officeooo:rsid="0009f521"/>
    </style:style>
    <style:style style:name="T2" style:family="text">
      <style:text-properties fo:font-weight="normal" officeooo:rsid="0009f521" style:font-weight-asian="normal" style:font-weight-complex="normal"/>
    </style:style>
    <style:style style:name="T3" style:family="text">
      <style:text-properties fo:font-weight="normal" officeooo:rsid="000a9762" style:font-weight-asian="normal" style:font-weight-complex="normal"/>
    </style:style>
    <style:style style:name="T4" style:family="text">
      <style:text-properties fo:font-weight="normal" officeooo:rsid="000c5d54" style:font-weight-asian="normal" style:font-weight-complex="normal"/>
    </style:style>
    <style:style style:name="T5" style:family="text">
      <style:text-properties style:font-weight-asian="bold" style:font-weight-complex="bold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ponde a las siguientes preguntas, argumentando el resultado:</text:p>
      <text:p text:style-name="P2">a) ¿Podrías añadir 7 contactos más a la agenda?</text:p>
      <text:p text:style-name="P2"><text:tab/><text:span text:style-name="T2">No ya que si no se indica nada viene pues por defecto como un maximo de 1.</text:span></text:p>
      <text:p text:style-name="P2">b) Si un usuario deja el campo teléfono sin rellenar, ¿estaría bien?</text:p>
      <text:p text:style-name="P5"><text:tab/><text:span text:style-name="T1">Si, ya que esta indicado que el minimo esta en 0.</text:span></text:p>
      <text:p text:style-name="P2">c) El usuario Ataulfo dispone de dos teléfonos móviles y uno ﬁjo, ¿podrían añadirse </text:p>
      <text:p text:style-name="P2">todos en el XML?</text:p>
      <text:p text:style-name="P5"><text:tab/><text:span text:style-name="T1">Si, ya que tiene un maximo de occurrecias de 2, por lo tanto los dos telefonos se pueden colocar, pero ninguno mas.</text:span></text:p>
      <text:p text:style-name="P2">d) ¿Cuántos correos electrónicos, como máximo y mínimo, hay que introducir?</text:p>
      <text:p text:style-name="P5"><text:tab/><text:span text:style-name="T1">Un minimo de 1 y un maximo de 3, pero no es obligatorio tener el maximo para que este correcto.</text:span></text:p>
      <text:p text:style-name="P2">e) ¿De qué tipo es el campo edad?</text:p>
      <text:p text:style-name="P4"><text:span text:style-name="T5"><text:tab/></text:span><text:span text:style-name="T3">Es un tipo unsignedByte, </text:span><text:span text:style-name="T4">es un valor indefinido de 8 bits, es decir 1 byte.</text:span></text:p>
      <text:p text:style-name="P3">f) Creaun XML relacionado con el XSD que sea válido.</text:p>
      <text:p text:style-name="P6"><text:tab/>Resultado en el documento Ejercicio_2_XML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4T13:48:47.055000000</meta:creation-date>
    <dc:date>2022-02-25T10:20:48.857000000</dc:date>
    <meta:editing-duration>PT14M9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4" meta:word-count="166" meta:character-count="894" meta:non-whitespace-character-count="735"/>
  </office:meta>
</office:document-meta>
</file>